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over>
          <mo stretchy="false">∫</mo>
          <msub>
            <mi>t</mi>
            <mn>1</mn>
          </msub>
          <msub>
            <mi>t</mi>
            <mn>2</mn>
          </msub>
        </munderover>
        <mtext>d</mtext>
      </mrow>
      <mi>t</mi>
      <mfenced open="(" close=")">
        <mrow>
          <mrow>
            <munderover>
              <mo stretchy="false">∑</mo>
              <mrow>
                <mi>i</mi>
                <mo stretchy="false">=</mo>
                <mn>1</mn>
              </mrow>
              <mi>p</mi>
            </munderover>
            <msub>
              <mo stretchy="false">λ</mo>
              <mi>i</mi>
            </msub>
          </mrow>
          <mrow>
            <munderover>
              <mo stretchy="false">∑</mo>
              <mrow>
                <mi>m</mi>
                <mo stretchy="false">=</mo>
                <mn>1</mn>
              </mrow>
              <mi>j</mi>
            </munderover>
            <msub>
              <mi>a</mi>
              <mrow>
                <mi>i</mi>
                <mi>m</mi>
              </mrow>
            </msub>
          </mrow>
          <mo stretchy="false">δ</mo>
          <msub>
            <mi>q</mi>
            <mi>m</mi>
          </msub>
        </mrow>
      </mfenced>
      <mrow>
        <mi/>
        <mo stretchy="false">=</mo>
        <mi/>
      </mrow>
      <mn>0</mn>
    </mrow>
    <annotation encoding="StarMath 5.0">int from t_1 to t_2 "d" t left ( sum from i=1 to p %ilambda_i sum from m=1 to j a_{i m} %idelta q_m right )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3:20:43.474000000</meta:creation-date>
    <meta:generator>LibreOffice/4.1.4.2$Windows_x86 LibreOffice_project/0a0440ccc0227ad9829de5f46be37cfb6edcf72</meta:generator>
  </office:meta>
</office:document-meta>
</file>